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3">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variant="normal" fo:text-transform="none" fo:color="#222222" style:font-name="arial" fo:font-size="9.75pt" fo:letter-spacing="normal" fo:font-style="normal" fo:font-weight="normal" style:font-weight-asian="bold"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ret billetter:</text:p>
      <text:p text:style-name="Standard">Opret billet:</text:p>
      <text:p text:style-name="Standard">upload / opret design / </text:p>
      <text:p text:style-name="Standard">upload billede</text:p>
      <text:p text:style-name="Standard"/>
      <text:p text:style-name="Standard"/>
      <text:p text:style-name="Standard">Info på billetten:</text:p>
      <text:p text:style-name="Standard">(som i hvad skal i db?)</text:p>
      <text:p text:style-name="Standard"/>
      <text:p text:style-name="Standard">Forestilling, dato, tidspunkt, billetnummer (plads nummer), qrkode, (navn?)</text:p>
      <text:p text:style-name="Standard">Forskellige typer billetter (eller forskellige priser alt afhængigt hvem der køber)</text:p>
      <text:p text:style-name="Standard">Hvem der har oprettet billetten </text:p>
      <text:p text:style-name="Standard">Ekstra ydelser (f. eks. mad eller med øl i pausen) </text:p>
      <text:p text:style-name="Standard">Mængde rabat?</text:p>
      <text:p text:style-name="Standard"/>
      <text:p text:style-name="Standard">Mulighed for selv at lave billetter uden om betaling</text:p>
      <text:p text:style-name="Standard">(skal bruges hvis folk vil havde billeten tilsendt / medarbejder billetter)</text:p>
      <text:p text:style-name="Standard">Hvem der har printet billetten.</text:p>
      <text:p text:style-name="Standard"/>
      <text:p text:style-name="Standard">Hvordan Med Qr kode, </text:p>
      <text:list xml:id="list32666856" text:style-name="L2">
        <text:list-item>
          <text:p text:style-name="P5">skal det genereres ved salg / udskrift, eller når billetten oprettes</text:p>
        </text:list-item>
      </text:list>
      <text:list xml:id="list32670768" text:style-name="L1">
        <text:list-item>
          <text:p text:style-name="P4">og lægges/linkes i databasen</text:p>
        </text:list-item>
      </text:list>
      <text:p text:style-name="Standard">-*-</text:p>
      <text:p text:style-name="Standard">De resterende antal billetter udbydes til salg i døren. </text:p>
      <text:p text:style-name="Standard"/>
      <text:p text:style-name="Standard"/>
      <text:p text:style-name="P7">Selve billetsalget:</text:p>
      <text:p text:style-name="P2"/>
      <text:p text:style-name="P2">vælg forestilling </text:p>
      <text:p text:style-name="P2">vælg antal billetter </text:p>
      <text:p text:style-name="P2">vælg print selv/ forsendelse (mod porto og ekspedition) </text:p>
      <text:p text:style-name="P2">betal</text:p>
      <text:p text:style-name="P2">få tilsendt billet</text:p>
      <text:p text:style-name="P2">-*-</text:p>
      <text:p text:style-name="P2">Betingelser</text:p>
      <text:p text:style-name="P2"/>
      <text:p text:style-name="P2">Spørgsmål:</text:p>
      <text:p text:style-name="P2"/>
      <text:p text:style-name="P2">Betaling </text:p>
      <text:p text:style-name="P2"><text:tab/>skal det være Nets eller Paypal eller hvordan </text:p>
      <text:p text:style-name="P2"/>
      <text:p text:style-name="P2">skal man være logget ind for at kunne købe?</text:p>
      <text:p text:style-name="P1"/>
      <text:p text:style-name="P1"/>
      <text:p text:style-name="P6">Qr kode scanner</text:p>
      <text:p text:style-name="P2">(hvad det skal bruges til)</text:p>
      <text:p text:style-name="P2"><text:s/></text:p>
      <text:p text:style-name="P2">Tjek for snyd (dvs. ikke dobbeltprint mv.) </text:p>
      <text:p text:style-name="P2"/>
      <text:p text:style-name="P2">Qr kode linker til side man skal være logget ind på </text:p>
      <text:p text:style-name="P2"><text:soft-page-break/>(og gerne forbliver logget ind på med sin telefon, mens man står og tjekker billetter) </text:p>
      <text:p text:style-name="P2"/>
      <text:p text:style-name="P2">Genererer øjeblikkelig liste over hvor mange der er kommet osv. </text:p>
      <text:p text:style-name="P2">(evt. statistik, </text:p>
      <text:list xml:id="list32722169" text:style-name="L3">
        <text:list-item>
          <text:p text:style-name="P3">hvem dukkede ikke op,</text:p>
        </text:list-item>
        <text:list-item>
          <text:p text:style-name="P3">kom der nogen så tidligt at et snack/mad/øl/sodavand salg er <text:s/>relevant </text:p>
        </text:list-item>
        <text:list-item>
          <text:p text:style-name="P3">und viele anderen dinge)</text:p>
        </text:list-item>
      </text:list>
      <text:p text:style-name="P2"/>
      <text:p text:style-name="P2"/>
      <text:p text:style-name="P2"/>
      <text:p text:style-name="P1">Maja Skriver:</text:p>
      <text:p text:style-name="P1"/>
      <text:p text:style-name="P8">Billetterne skal kunne designes med tekst, billede, dato info, klokkeslæt, og evt. sæde anvisning eller unummererede</text:p>
      <text:p text:style-name="P10"/>
      <text:p text:style-name="P9">Billetterne skal være unikke, dvs. at de ikke skulle kunne kopieres (hvilket derfor er vigtigt at oplyse i handelsbetingelserne) måden vi har snakket om at få den unikke er at give hver billet sin egen bla bla bla kode :)</text:p>
      <text:p text:style-name="P9">Som så på koncertstedet skal kunne skannes, for at tjekke for snyd.... Denne proces skal kunne gå meget hurtig :)</text:p>
      <text:p text:style-name="P10"/>
      <text:p text:style-name="P9">Kunderne skal kunne gå ind på maskernes hjemmeside, også med direkte link (givet på forsiden) Vælge hvor mange billetter, (til denne forestilling er det unummererede pladser, men skulle man have et billetsalg til flere forestillinger skulle der være en rubrik til hvor skal jeg sidde? en funktion der automatisk anviste de bedste pladser og en funktion hvor man selv kunne vælge på en tegning (biograf agtigt) og priserne kan være anderledes alt afhængigt af hvordan salen er)</text:p>
      <text:p text:style-name="P10"/>
      <text:p text:style-name="P9">Men til denne er det unummererede billetter og kun en billetpris, dog kan der være nedsat pris i en periode og så skal prisen kunne laves om!</text:p>
      <text:p text:style-name="P10"/>
      <text:p text:style-name="P9">Kunderne skal efter at have valgt det antal billetter de skal have, få oplyst prisen.</text:p>
      <text:p text:style-name="P9">Så skal de kunne vælge om de skal sendes med posten med et ekstra gebyr på 13 kr (hvis de vælger dette skal de intaste deres adresse før de går videre til betaling, ved betaling skal gebyret være tilføjet fakturaen, betaling med <text:s/>kort, når betalingen er gennemført skal en kvittering/faktura blive vist (den sendes med, til de kunder der har valgt at få tilsendt deres billetter)</text:p>
      <text:p text:style-name="P10"/>
      <text:p text:style-name="P9">Kunderne skal efter at have valgt det antal billetter de skal have, få oplyst prisen.</text:p>
      <text:p text:style-name="P9">Så skal de vælge om de selv vil printe deres billet, vil de det er der ikke gebyr på. </text:p>
      <text:p text:style-name="P9">De skal taste deres mail ind, så der kan sendes deres billetter og kvittering.</text:p>
      <text:p text:style-name="P10"/>
      <text:p text:style-name="P9">Tror det var det???? Håber jeg har fået tænkt på det he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Billetsalg – Maskerne - Brainstor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nneth  Harris Holst</meta:initial-creator>
    <meta:creation-date>2012-09-18T12:39:46.46</meta:creation-date>
    <dc:date>2012-09-18T13:45:09.61</dc:date>
    <dc:creator>Kenneth  Harris Holst</dc:creator>
    <meta:editing-duration>PT50M11S</meta:editing-duration>
    <meta:editing-cycles>5</meta:editing-cycles>
    <meta:generator>OpenOffice.org/3.3$Win32 OpenOffice.org_project/330m20$Build-9567</meta:generator>
    <meta:document-statistic meta:table-count="0" meta:image-count="0" meta:object-count="0" meta:page-count="2" meta:paragraph-count="55" meta:word-count="555" meta:character-count="3270"/>
  </office:meta>
</office:document-meta>
</file>